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ContextImpl.createFilte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getBundle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removeServiceListener( Servic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getBestServiceReference( ServiceReference [ ] ref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BundleContextImpl.getServiceReference( String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ContextImpl.checkValidi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ContextImpl.removeRequi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BundleContextImpl( Logger logger , Felix felix ,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ContextImpl.getServiceReferences( String clazz ,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ungetService( ServiceReference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ContextImpl.addServiceListener( ServiceListener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ContextImpl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getService( ServiceReference r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undleContextImpl.registerService( String clazz , Object svcObj , 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installBundle( String location ,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ContextImpl.installBundl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removeFrameworkListener( Framework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add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registerService( String [ ] clazzes , Object svcObj , Dictionary di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ContextImpl.removeBundleListener( BundleListener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ContextImpl.get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addRequir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remove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ContextImpl.getAllServiceReferences( String clazz ,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addBundleListener( BundleListener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ContextImpl.getDataFi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addServiceListener( ServiceListener l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addFrameworkListener( Framework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ContextImpl.getProperty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